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>
      <style:text-properties officeooo:paragraph-rsid="0ff4e587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48ff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4b74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a4455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2" style:family="text">
      <style:text-properties officeooo:rsid="0f0ca65a"/>
    </style:style>
    <style:style style:name="T273" style:family="text">
      <style:text-properties officeooo:rsid="0aace3cd"/>
    </style:style>
    <style:style style:name="T274" style:family="text">
      <style:text-properties officeooo:rsid="0f95a7a0"/>
    </style:style>
    <style:style style:name="T275" style:family="text">
      <style:text-properties officeooo:rsid="0f8f58bd"/>
    </style:style>
    <style:style style:name="T276" style:family="text">
      <style:text-properties style:font-name="Ubuntu1" fo:font-size="10pt" officeooo:rsid="04473353" style:font-size-asian="10pt" style:font-size-complex="10pt"/>
    </style:style>
    <style:style style:name="T277" style:family="text">
      <style:text-properties style:text-underline-style="none"/>
    </style:style>
    <style:style style:name="T278" style:family="text">
      <style:text-properties officeooo:rsid="108e61e7"/>
    </style:style>
    <style:style style:name="T279" style:family="text">
      <style:text-properties style:text-underline-style="solid" style:text-underline-width="auto" style:text-underline-color="font-color"/>
    </style:style>
    <style:style style:name="T280" style:family="text">
      <style:text-properties style:text-underline-style="solid" style:text-underline-width="auto" style:text-underline-color="font-color" officeooo:rsid="0feb9a57"/>
    </style:style>
    <style:style style:name="T281" style:family="text">
      <style:text-properties officeooo:rsid="0ffa97b0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35"/>
      <text:p text:style-name="P34"><text:span text:style-name="T15">Vul </text:span><text:span text:style-name="T16">achter</text:span><text:span text:style-name="T13"> de </text:span><text:span text:style-name="Definition"><text:span text:style-name="T272">ONDERSTREEPTE</text:span></text:span><text:span text:style-name="T1"> </text:span><text:span text:style-name="T14">woorden</text:span><text:span text:style-name="T13"> het</text:span><text:span text:style-name="Strong_20_Emphasis"><text:span text:style-name="T270"> </text:span></text:span><text:span text:style-name="Strong_20_Emphasis"><text:span text:style-name="T269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6" draw:name="Gebruiker 3" draw:style-name="gr2" draw:text-style-name="P96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4"><text:span text:style-name="Definition"><text:span text:style-name="T223">g</text:span></text:span><text:span text:style-name="Definition">ebruikersnaam</text:span><text:span text:style-name="Definition"><text:span text:style-name="T277"><text:tab/></text:span></text:span><text:span text:style-name="T222"><draw:control text:anchor-type="as-char" svg:y="-0.4cm" draw:z-index="17" draw:name="Gberuikersnaam 3" draw:style-name="gr2" draw:text-style-name="P96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8">server</text:span></text:span><text:span text:style-name="Definition">NAAM</text:span><text:span text:style-name="T233"><text:tab/><text:tab/><text:tab/></text:span><draw:control text:anchor-type="as-char" svg:y="-0.4cm" draw:z-index="18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19" draw:name="Gebruiker 4" draw:style-name="gr2" draw:text-style-name="P96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4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0" draw:name="Gberuikersnaam 4" draw:style-name="gr2" draw:text-style-name="P96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8"/>
      <text:p text:style-name="P28"/>
      <text:p text:style-name="P27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7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2408061659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1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6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2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105552601776573" text:continue-numbering="true" text:style-name="L1">
        <text:list-item>
          <text:p text:style-name="P91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95">Start de computer op vanaf</text:span><text:span text:style-name="T195"><text:note text:id="ftn4" text:note-class="footnote"><text:note-citation>1</text:note-citation><text:note-body><text:p text:style-name="P83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74">L</text:span><text:span text:style-name="T259">ive </text:span><text:span text:style-name="T275">USB</text:span><text:span text:style-name="T273">-stick</text:span><text:span text:style-name="T276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2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0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5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0"><text:span text:style-name="Strong_20_Emphasis"><text:span text:style-name="T76"/></text:span></text:p>
      <text:list xml:id="list105553762828710" text:continue-numbering="true" text:style-name="L1">
        <text:list-item>
          <text:p text:style-name="P93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1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4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1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81">e</text:span>n<text:span text:style-name="T281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79">gebruiker</text:span><text:span text:style-name="T280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2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6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5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4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1"><text:span text:style-name="Strong_20_Emphasis"><text:span text:style-name="T38"><text:tab/></text:span></text:span></text:p>
      <text:p text:style-name="P42"><text:span text:style-name="Strong_20_Emphasis"><text:span text:style-name="T49"><text:tab/></text:span></text:span></text:p>
      <text:list xml:id="list105553879555737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8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3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1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9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4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list xml:id="list707436334" text:style-name="L2">
        <text:list-header>
          <text:p text:style-name="P94"><text:span text:style-name="Emphasis"><text:span text:style-name="T28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4">Karel Zimmer</text:span></text:span></text:a><text:span text:style-name="Emphasis"><text:span text:style-name="T28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7">CC0 1.0</text:span></text:span></text:a><text:span text:style-name="Emphasis"><text:span text:style-name="T286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02T10:55:51.670315931">02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5:51.550937775</dc:date>
    <meta:keyword>Installatie</meta:keyword>
    <meta:keyword>Checklist</meta:keyword>
    <meta:keyword>Linux</meta:keyword>
    <meta:editing-cycles>6973</meta:editing-cycles>
    <meta:editing-duration>P12DT10H47M20S</meta:editing-duration>
    <meta:print-date>2021-03-23T20:07:57.967210640</meta:print-date>
    <dc:creator>Karel Zimmer</dc:creator>
    <meta:document-statistic meta:table-count="4" meta:image-count="0" meta:object-count="0" meta:page-count="4" meta:paragraph-count="90" meta:word-count="488" meta:character-count="3413" meta:non-whitespace-character-count="2957"/>
    <meta:user-defined meta:name="Info 1"/>
    <meta:user-defined meta:name="Info 2"/>
    <meta:user-defined meta:name="Info 3"/>
    <meta:user-defined meta:name="Info 4"/>
  </office:meta>
</office:document-meta>
</file>